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middle" fo:min-height="0.282cm" fo:padding-top="0.141cm" fo:padding-bottom="0.141cm" fo:padding-left="0.141cm" fo:padding-right="0.141cm"/>
    </style:style>
    <style:style style:name="gr2" style:family="graphic" style:parent-style-name="standard">
      <style:graphic-properties draw:stroke="none" draw:fill="solid" draw:fill-color="#dde2cd" draw:shadow="hidden"/>
    </style:style>
    <style:style style:name="gr3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4" style:family="graphic" style:parent-style-name="standard">
      <style:graphic-properties draw:stroke="none" draw:fill="none" draw:textarea-vertical-align="middle" fo:min-height="25.436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none" draw:textarea-vertical-align="middle" fo:min-height="27.89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solid" draw:fill-color="#84877b" draw:shadow="hidden"/>
    </style:style>
    <style:style style:name="gr7" style:family="graphic" style:parent-style-name="standard">
      <style:graphic-properties draw:stroke="none" draw:fill="none" draw:textarea-vertical-align="middle" fo:min-height="7.338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1.306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0.882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0.339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0.723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0.722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textarea-vertical-align="middle" fo:min-height="0.706cm" fo:padding-top="0.141cm" fo:padding-bottom="0.141cm" fo:padding-left="0.141cm" fo:padding-right="0.141cm"/>
    </style:style>
    <style:style style:name="gr14" style:family="graphic" style:parent-style-name="objectwithoutfill">
      <style:graphic-properties draw:stroke="solid" svg:stroke-width="0.102cm" svg:stroke-color="#000000" draw:marker-start-width="0.356cm" draw:marker-end="" draw:marker-end-width="0.356cm" draw:fill="none" draw:fill-color="#000000" draw:textarea-vertical-align="middle" fo:padding-top="0.176cm" fo:padding-bottom="0.176cm" fo:padding-left="0.301cm" fo:padding-right="0.301cm"/>
    </style:style>
    <style:style style:name="gr15" style:family="graphic" style:parent-style-name="objectwithoutfill">
      <style:graphic-properties draw:stroke="solid" svg:stroke-width="0.102cm" svg:stroke-color="#000000" draw:marker-start-width="0.356cm" draw:marker-end="Arrow" draw:marker-end-width="0.356cm" draw:fill="none" draw:fill-color="#000000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solid" svg:stroke-width="0.102cm" svg:stroke-color="#6666ff" draw:marker-start="Arrow" draw:marker-start-width="0.356cm" draw:marker-end="" draw:marker-end-width="0.356cm" draw:fill="solid" draw:fill-color="#000000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draw:stroke="solid" svg:stroke-width="0.102cm" svg:stroke-color="#ff3333" draw:marker-start="" draw:marker-start-width="0.356cm" draw:marker-end="Arrow" draw:marker-end-width="0.356cm" draw:fill="solid" draw:fill-color="#000000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stroke="solid" svg:stroke-width="0.102cm" svg:stroke-color="#000000" draw:marker-start-width="0.356cm" draw:marker-end="" draw:marker-end-width="0.356cm" draw:fill="solid" draw:fill-color="#000000" draw:textarea-vertical-align="middle" fo:padding-top="0.176cm" fo:padding-bottom="0.176cm" fo:padding-left="0.301cm" fo:padding-right="0.301cm"/>
    </style:style>
    <style:style style:name="gr19" style:family="graphic" style:parent-style-name="objectwithoutfill">
      <style:graphic-properties draw:stroke="solid" svg:stroke-width="0.102cm" svg:stroke-color="#ff3333" draw:marker-start-width="0.356cm" draw:marker-end="" draw:marker-end-width="0.356cm" draw:fill="none" draw:fill-color="#000000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draw:stroke="solid" svg:stroke-width="0.102cm" svg:stroke-color="#ffff99" draw:marker-start-width="0.356cm" draw:marker-end="" draw:marker-end-width="0.356cm" draw:fill="solid" draw:fill-color="#000000" draw:textarea-vertical-align="middle" fo:padding-top="0.176cm" fo:padding-bottom="0.176cm" fo:padding-left="0.301cm" fo:padding-right="0.301cm"/>
    </style:style>
    <style:style style:name="gr21" style:family="graphic" style:parent-style-name="objectwithoutfill">
      <style:graphic-properties draw:stroke="solid" svg:stroke-width="0.102cm" svg:stroke-color="#ffff99" draw:marker-start-width="0.356cm" draw:marker-end="Arrow" draw:marker-end-width="0.306cm" draw:fill="none" draw:fill-color="#000000" draw:textarea-vertical-align="middle" fo:padding-top="0.176cm" fo:padding-bottom="0.176cm" fo:padding-left="0.301cm" fo:padding-right="0.30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margin-left="0cm" fo:margin-right="0cm" fo:margin-top="0cm" fo:margin-bottom="0cm" fo:line-height="120%" fo:text-align="start" fo:text-indent="0cm"/>
    </style:style>
    <style:style style:name="P3" style:family="paragraph">
      <style:paragraph-properties fo:text-align="center"/>
    </style:style>
    <style:style style:name="T1" style:family="text">
      <style:text-properties fo:color="#00000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2" style:family="text">
      <style:text-properties fo:color="#000000" style:font-name="Arial1" fo:font-size="18pt" style:font-name-asian="Arial1" style:font-size-asian="18pt" style:font-name-complex="Arial1" style:font-size-complex="18pt"/>
    </style:style>
    <style:style style:name="T3" style:family="text">
      <style:text-properties fo:color="#000000" style:font-name="Arial1" fo:font-size="14pt" style:font-name-asian="Arial1" style:font-size-asian="14pt" style:font-name-complex="Arial1" style:font-size-complex="14pt"/>
    </style:style>
    <style:style style:name="T4" style:family="text">
      <style:text-properties fo:color="#000000" style:font-name="Arial1" fo:font-size="8pt" style:font-name-asian="Arial1" style:font-size-asian="8pt" style:font-name-complex="Arial1" style:font-size-complex="8pt"/>
    </style:style>
    <style:style style:name="T5" style:family="text">
      <style:text-properties fo:color="#000000" style:font-name="Arial1" fo:font-size="12pt" style:font-name-asian="Arial1" style:font-size-asian="12pt" style:font-name-complex="Aria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Default">
        <draw:frame draw:style-name="gr1" draw:layer="layout" svg:width="6.795cm" svg:height="1.015cm" svg:x="16.826cm" svg:y="0.753cm">
          <draw:text-box>
            <text:p text:style-name="P1"><text:span text:style-name="T1">Pocket Chef</text:span></text:p>
          </draw:text-box>
        </draw:frame>
        <draw:frame draw:style-name="gr1" draw:layer="layout" svg:width="3.669cm" svg:height="0.995cm" svg:x="18.612cm" svg:y="1.751cm">
          <draw:text-box>
            <text:p text:style-name="P1"><text:span text:style-name="T2">Group 10</text:span></text:p>
          </draw:text-box>
        </draw:frame>
        <draw:frame draw:style-name="gr1" draw:layer="layout" svg:width="12.471cm" svg:height="0.838cm" svg:x="14.326cm" svg:y="3.099cm">
          <draw:text-box>
            <text:p text:style-name="P1"><text:span text:style-name="T3">Nate Howe, Tyler Cook, Scott Hood, Bryant Baltes</text:span></text:p>
          </draw:text-box>
        </draw:frame>
        <draw:g>
          <draw:g>
            <draw:polygon draw:style-name="gr2" draw:layer="layout" svg:width="9.553cm" svg:height="25.718cm" svg:x="1.242cm" svg:y="1.27cm" svg:viewBox="0 0 9554 25719" draw:points="0,25719 9554,25719 9554,0 0,0">
              <text:p/>
            </draw:polygon>
            <draw:polygon draw:style-name="gr3" draw:layer="layout" svg:width="9.553cm" svg:height="25.718cm" svg:x="1.242cm" svg:y="1.27cm" svg:viewBox="0 0 9554 25719" draw:points="0,25719 9554,25719 9554,0 0,0">
              <text:p/>
            </draw:polygon>
          </draw:g>
          <draw:frame draw:style-name="gr4" draw:text-style-name="P1" draw:layer="layout" svg:width="9.553cm" svg:height="25.718cm" svg:x="1.242cm" svg:y="1.27cm">
            <draw:text-box>
              <text:p text:style-name="P1"><text:span text:style-name="T4">text</text:span></text:p>
            </draw:text-box>
          </draw:frame>
        </draw:g>
        <draw:g>
          <draw:g>
            <draw:polygon draw:style-name="gr2" draw:layer="layout" svg:width="9.553cm" svg:height="25.559cm" svg:x="0.953cm" svg:y="0.926cm" svg:viewBox="0 0 9554 25560" draw:points="0,25560 9554,25560 9554,0 0,0">
              <text:p/>
            </draw:polygon>
            <draw:polygon draw:style-name="gr3" draw:layer="layout" svg:width="9.553cm" svg:height="25.559cm" svg:x="0.953cm" svg:y="0.926cm" svg:viewBox="0 0 9554 25560" draw:points="0,25560 9554,25560 9554,0 0,0">
              <text:p/>
            </draw:polygon>
          </draw:g>
          <draw:frame draw:style-name="gr5" draw:text-style-name="P2" draw:layer="layout" svg:width="9.553cm" svg:height="28.172cm" svg:x="0.953cm" svg:y="-0.381cm">
            <draw:text-box>
              <text:p text:style-name="P2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Client</text:span></text:p>
            </draw:text-box>
          </draw:frame>
        </draw:g>
        <draw:g>
          <draw:path draw:style-name="gr6" draw:layer="layout" svg:width="6.91cm" svg:height="6.925cm" svg:x="17.372cm" svg:y="10.768cm" svg:viewBox="0 0 6911 6926" svg:d="M317 5706l-317-317 5389-5389 317 317c85 67 154 128 232 203 454 438 729 927 877 1560 148 634 125 1222-72 1881-198 659-511 1191-1001 1698-491 508-1011 840-1662 1060-652 220-1240 263-1878 138-638-126-1136-383-1590-822-112-108-200-206-295-329z">
            <text:p/>
          </draw:path>
          <draw:path draw:style-name="gr3" draw:layer="layout" svg:width="6.91cm" svg:height="6.925cm" svg:x="17.372cm" svg:y="10.768cm" svg:viewBox="0 0 6911 6926" svg:d="M317 5706l-317-317 5389-5389 317 317c85 67 154 128 232 203 454 438 729 927 877 1560 148 634 125 1222-72 1881-198 659-511 1191-1001 1698-491 508-1011 840-1662 1060-652 220-1240 263-1878 138-638-126-1136-383-1590-822-112-108-200-206-295-329z">
            <text:p/>
          </draw:path>
        </draw:g>
        <draw:g>
          <draw:g>
            <draw:path draw:style-name="gr2" draw:layer="layout" svg:width="7.62cm" svg:height="7.62cm" svg:x="16.256cm" svg:y="9.652cm" svg:viewBox="0 0 7621 7621" svg:d="M0 3811c0-701 160-1298 511-1905 350-608 787-1044 1394-1395 608-351 1204-511 1905-511 702 0 1298 160 1906 511 607 351 1044 787 1394 1395 351 607 511 1204 511 1905 0 701-160 1298-511 1905-350 608-787 1044-1394 1395-608 351-1204 510-1905 510-702 0-1298-159-1906-510-607-351-1044-787-1394-1395-351-607-511-1204-511-1905z">
              <text:p/>
            </draw:path>
            <draw:path draw:style-name="gr3" draw:layer="layout" svg:width="7.62cm" svg:height="7.62cm" svg:x="16.256cm" svg:y="9.652cm" svg:viewBox="0 0 7621 7621" svg:d="M0 3811c0-701 160-1298 511-1905 350-608 787-1044 1394-1395 608-351 1204-511 1905-511 702 0 1298 160 1906 511 607 351 1044 787 1394 1395 351 607 511 1204 511 1905 0 701-160 1298-511 1905-350 608-787 1044-1394 1395-608 351-1204 510-1905 510-702 0-1298-159-1906-510-607-351-1044-787-1394-1395-351-607-511-1204-511-1905z">
              <text:p/>
            </draw:path>
          </draw:g>
          <draw:frame draw:style-name="gr7" draw:layer="layout" svg:width="7.62cm" svg:height="7.62cm" svg:x="16.256cm" svg:y="9.652cm">
            <draw:text-box>
              <text:p/>
            </draw:text-box>
          </draw:frame>
        </draw:g>
        <draw:g xml:id="id2" draw:id="id2">
          <draw:g>
            <draw:polygon draw:style-name="gr2" draw:layer="layout" svg:width="8.89cm" svg:height="6.984cm" svg:x="1.31cm" svg:y="1.254cm" svg:viewBox="0 0 8891 6985" draw:points="0,6985 8891,6985 8891,0 0,0">
              <text:p/>
            </draw:polygon>
            <draw:polygon draw:style-name="gr3" draw:layer="layout" svg:width="8.89cm" svg:height="6.984cm" svg:x="1.31cm" svg:y="1.254cm" svg:viewBox="0 0 8891 6985" draw:points="0,6985 8891,6985 8891,0 0,0">
              <text:p/>
            </draw:polygon>
          </draw:g>
        </draw:g>
        <draw:frame draw:style-name="gr8" draw:layer="layout" svg:width="4.286cm" svg:height="1.588cm" svg:x="0.834cm" svg:y="1.254cm">
          <draw:text-box>
            <text:p text:style-name="P1"><text:span text:style-name="T5">GUI (Activities)</text:span></text:p>
          </draw:text-box>
        </draw:frame>
        <draw:g>
          <draw:g>
            <draw:polygon draw:style-name="gr2" draw:layer="layout" svg:width="2.54cm" svg:height="1.164cm" svg:x="16.891cm" svg:y="11.399cm" svg:viewBox="0 0 2541 1165" draw:points="0,1165 2541,1165 2541,0 0,0">
              <text:p/>
            </draw:polygon>
            <draw:polygon draw:style-name="gr3" draw:layer="layout" svg:width="2.54cm" svg:height="1.164cm" svg:x="16.891cm" svg:y="11.399cm" svg:viewBox="0 0 2541 1165" draw:points="0,1165 2541,1165 2541,0 0,0">
              <text:p/>
            </draw:polygon>
          </draw:g>
          <draw:frame draw:style-name="gr9" draw:layer="layout" svg:width="2.54cm" svg:height="1.164cm" svg:x="16.891cm" svg:y="11.399cm">
            <draw:text-box>
              <text:p text:style-name="P1"><text:span text:style-name="T4">Foods Table</text:span></text:p>
            </draw:text-box>
          </draw:frame>
        </draw:g>
        <draw:g>
          <draw:g>
            <draw:polygon draw:style-name="gr2" draw:layer="layout" svg:width="2.54cm" svg:height="1.164cm" svg:x="16.891cm" svg:y="12.828cm" svg:viewBox="0 0 2541 1165" draw:points="0,1165 2541,1165 2541,0 0,0">
              <text:p/>
            </draw:polygon>
            <draw:polygon draw:style-name="gr3" draw:layer="layout" svg:width="2.54cm" svg:height="1.164cm" svg:x="16.891cm" svg:y="12.828cm" svg:viewBox="0 0 2541 1165" draw:points="0,1165 2541,1165 2541,0 0,0">
              <text:p/>
            </draw:polygon>
          </draw:g>
          <draw:frame draw:style-name="gr9" draw:layer="layout" svg:width="2.54cm" svg:height="1.164cm" svg:x="16.891cm" svg:y="12.828cm">
            <draw:text-box>
              <text:p text:style-name="P1"><text:span text:style-name="T4">Ingredients Table</text:span></text:p>
            </draw:text-box>
          </draw:frame>
        </draw:g>
        <draw:g>
          <draw:g>
            <draw:polygon draw:style-name="gr2" draw:layer="layout" svg:width="2.54cm" svg:height="1.164cm" svg:x="16.891cm" svg:y="14.203cm" svg:viewBox="0 0 2541 1165" draw:points="0,1165 2541,1165 2541,0 0,0">
              <text:p/>
            </draw:polygon>
            <draw:polygon draw:style-name="gr3" draw:layer="layout" svg:width="2.54cm" svg:height="1.164cm" svg:x="16.891cm" svg:y="14.203cm" svg:viewBox="0 0 2541 1165" draw:points="0,1165 2541,1165 2541,0 0,0">
              <text:p/>
            </draw:polygon>
          </draw:g>
          <draw:frame draw:style-name="gr9" draw:layer="layout" svg:width="2.54cm" svg:height="1.164cm" svg:x="16.891cm" svg:y="14.203cm">
            <draw:text-box>
              <text:p text:style-name="P1"><text:span text:style-name="T4">InventoryFoods Table</text:span></text:p>
            </draw:text-box>
          </draw:frame>
        </draw:g>
        <draw:g>
          <draw:g>
            <draw:polygon draw:style-name="gr2" draw:layer="layout" svg:width="2.699cm" svg:height="1.164cm" svg:x="18.479cm" svg:y="15.473cm" svg:viewBox="0 0 2700 1165" draw:points="0,1165 2700,1165 2700,0 0,0">
              <text:p/>
            </draw:polygon>
            <draw:polygon draw:style-name="gr3" draw:layer="layout" svg:width="2.699cm" svg:height="1.164cm" svg:x="18.479cm" svg:y="15.473cm" svg:viewBox="0 0 2700 1165" draw:points="0,1165 2700,1165 2700,0 0,0">
              <text:p/>
            </draw:polygon>
          </draw:g>
          <draw:frame draw:style-name="gr9" draw:layer="layout" svg:width="2.699cm" svg:height="1.164cm" svg:x="18.479cm" svg:y="15.473cm">
            <draw:text-box>
              <text:p text:style-name="P1"><text:span text:style-name="T4">RecipeIngredients Table</text:span></text:p>
            </draw:text-box>
          </draw:frame>
        </draw:g>
        <draw:g>
          <draw:g>
            <draw:polygon draw:style-name="gr2" draw:layer="layout" svg:width="2.778cm" svg:height="1.164cm" svg:x="20.383cm" svg:y="14.15cm" svg:viewBox="0 0 2779 1165" draw:points="0,1165 2779,1165 2779,0 0,0">
              <text:p/>
            </draw:polygon>
            <draw:polygon draw:style-name="gr3" draw:layer="layout" svg:width="2.778cm" svg:height="1.164cm" svg:x="20.383cm" svg:y="14.15cm" svg:viewBox="0 0 2779 1165" draw:points="0,1165 2779,1165 2779,0 0,0">
              <text:p/>
            </draw:polygon>
          </draw:g>
          <draw:frame draw:style-name="gr9" draw:layer="layout" svg:width="2.778cm" svg:height="1.164cm" svg:x="20.383cm" svg:y="14.15cm">
            <draw:text-box>
              <text:p text:style-name="P1"><text:span text:style-name="T4">Recipes Table</text:span></text:p>
            </draw:text-box>
          </draw:frame>
        </draw:g>
        <draw:g>
          <draw:g>
            <draw:polygon draw:style-name="gr2" draw:layer="layout" svg:width="2.778cm" svg:height="1.164cm" svg:x="20.383cm" svg:y="12.828cm" svg:viewBox="0 0 2779 1165" draw:points="0,1165 2779,1165 2779,0 0,0">
              <text:p/>
            </draw:polygon>
            <draw:polygon draw:style-name="gr3" draw:layer="layout" svg:width="2.778cm" svg:height="1.164cm" svg:x="20.383cm" svg:y="12.828cm" svg:viewBox="0 0 2779 1165" draw:points="0,1165 2779,1165 2779,0 0,0">
              <text:p/>
            </draw:polygon>
          </draw:g>
          <draw:frame draw:style-name="gr9" draw:layer="layout" svg:width="2.778cm" svg:height="1.164cm" svg:x="20.383cm" svg:y="12.828cm">
            <draw:text-box>
              <text:p text:style-name="P1"><text:span text:style-name="T4">UserInventories Table</text:span></text:p>
            </draw:text-box>
          </draw:frame>
        </draw:g>
        <draw:g>
          <draw:g>
            <draw:polygon draw:style-name="gr2" draw:layer="layout" svg:width="2.778cm" svg:height="1.164cm" svg:x="20.383cm" svg:y="11.346cm" svg:viewBox="0 0 2779 1165" draw:points="0,1165 2779,1165 2779,0 0,0">
              <text:p/>
            </draw:polygon>
            <draw:polygon draw:style-name="gr3" draw:layer="layout" svg:width="2.778cm" svg:height="1.164cm" svg:x="20.383cm" svg:y="11.346cm" svg:viewBox="0 0 2779 1165" draw:points="0,1165 2779,1165 2779,0 0,0">
              <text:p/>
            </draw:polygon>
          </draw:g>
          <draw:frame draw:style-name="gr9" draw:layer="layout" svg:width="2.778cm" svg:height="1.164cm" svg:x="20.383cm" svg:y="11.346cm">
            <draw:text-box>
              <text:p text:style-name="P1"><text:span text:style-name="T4">Users Table</text:span></text:p>
            </draw:text-box>
          </draw:frame>
        </draw:g>
        <draw:g>
          <draw:g>
            <draw:polygon draw:style-name="gr2" draw:layer="layout" svg:width="2.699cm" svg:height="0.635cm" svg:x="18.717cm" svg:y="10.288cm" svg:viewBox="0 0 2700 636" draw:points="0,636 2700,636 2700,0 0,0">
              <text:p/>
            </draw:polygon>
            <draw:polygon draw:style-name="gr3" draw:layer="layout" svg:width="2.699cm" svg:height="0.635cm" svg:x="18.717cm" svg:y="10.288cm" svg:viewBox="0 0 2700 636" draw:points="0,636 2700,636 2700,0 0,0">
              <text:p/>
            </draw:polygon>
          </draw:g>
          <draw:frame draw:style-name="gr10" draw:layer="layout" svg:width="1.569cm" svg:height="0.621cm" svg:x="19.282cm" svg:y="10.295cm">
            <draw:text-box>
              <text:p text:style-name="P1"><text:span text:style-name="T4">Database</text:span></text:p>
            </draw:text-box>
          </draw:frame>
        </draw:g>
        <draw:g>
          <draw:g>
            <draw:polygon draw:style-name="gr2" draw:layer="layout" svg:width="3.81cm" svg:height="1.005cm" svg:x="6.135cm" svg:y="2.524cm" svg:viewBox="0 0 3811 1006" draw:points="0,1006 3811,1006 3811,0 0,0">
              <text:p/>
            </draw:polygon>
            <draw:polygon draw:style-name="gr3" draw:layer="layout" svg:width="3.81cm" svg:height="1.005cm" svg:x="6.135cm" svg:y="2.524cm" svg:viewBox="0 0 3811 1006" draw:points="0,1006 3811,1006 3811,0 0,0">
              <text:p/>
            </draw:polygon>
          </draw:g>
          <draw:frame draw:style-name="gr11" draw:text-style-name="P1" draw:layer="layout" svg:width="3.81cm" svg:height="1.005cm" svg:x="6.135cm" svg:y="2.524cm">
            <draw:text-box>
              <text:p text:style-name="P1"><text:span text:style-name="T4">AddRecipeActivity</text:span></text:p>
            </draw:text-box>
          </draw:frame>
        </draw:g>
        <draw:g>
          <draw:g>
            <draw:polygon draw:style-name="gr2" draw:layer="layout" svg:width="3.81cm" svg:height="1.005cm" svg:x="1.618cm" svg:y="4.796cm" svg:viewBox="0 0 3811 1006" draw:points="0,1006 3811,1006 3811,0 0,0">
              <text:p/>
            </draw:polygon>
            <draw:polygon draw:style-name="gr3" draw:layer="layout" svg:width="3.81cm" svg:height="1.005cm" svg:x="1.618cm" svg:y="4.796cm" svg:viewBox="0 0 3811 1006" draw:points="0,1006 3811,1006 3811,0 0,0">
              <text:p/>
            </draw:polygon>
          </draw:g>
          <draw:frame draw:style-name="gr11" draw:text-style-name="P1" draw:layer="layout" svg:width="3.81cm" svg:height="1.005cm" svg:x="1.618cm" svg:y="4.796cm">
            <draw:text-box>
              <text:p text:style-name="P1"><text:span text:style-name="T4">LoginActivity</text:span></text:p>
            </draw:text-box>
          </draw:frame>
        </draw:g>
        <draw:g>
          <draw:g>
            <draw:polygon draw:style-name="gr2" draw:layer="layout" svg:width="3.81cm" svg:height="1.005cm" svg:x="1.636cm" svg:y="5.946cm" svg:viewBox="0 0 3811 1006" draw:points="0,1006 3811,1006 3811,0 0,0">
              <text:p/>
            </draw:polygon>
            <draw:polygon draw:style-name="gr3" draw:layer="layout" svg:width="3.81cm" svg:height="1.005cm" svg:x="1.636cm" svg:y="5.946cm" svg:viewBox="0 0 3811 1006" draw:points="0,1006 3811,1006 3811,0 0,0">
              <text:p/>
            </draw:polygon>
          </draw:g>
          <draw:frame draw:style-name="gr12" draw:text-style-name="P1" draw:layer="layout" svg:width="3.81cm" svg:height="1.004cm" svg:x="1.636cm" svg:y="5.946cm">
            <draw:text-box>
              <text:p text:style-name="P1"><text:span text:style-name="T4">RegisterActivity</text:span></text:p>
            </draw:text-box>
          </draw:frame>
        </draw:g>
        <draw:g>
          <draw:g>
            <draw:polygon draw:style-name="gr2" draw:layer="layout" svg:width="3.81cm" svg:height="1.005cm" svg:x="6.117cm" svg:y="4.785cm" svg:viewBox="0 0 3811 1006" draw:points="0,1006 3811,1006 3811,0 0,0">
              <text:p/>
            </draw:polygon>
            <draw:polygon draw:style-name="gr3" draw:layer="layout" svg:width="3.81cm" svg:height="1.005cm" svg:x="6.117cm" svg:y="4.785cm" svg:viewBox="0 0 3811 1006" draw:points="0,1006 3811,1006 3811,0 0,0">
              <text:p/>
            </draw:polygon>
          </draw:g>
          <draw:frame draw:style-name="gr12" draw:text-style-name="P1" draw:layer="layout" svg:width="3.81cm" svg:height="1.004cm" svg:x="6.117cm" svg:y="4.785cm">
            <draw:text-box>
              <text:p text:style-name="P1"><text:span text:style-name="T4">MyRecipesActivity</text:span></text:p>
            </draw:text-box>
          </draw:frame>
        </draw:g>
        <draw:g>
          <draw:g>
            <draw:polygon draw:style-name="gr2" draw:layer="layout" svg:width="3.81cm" svg:height="1.005cm" svg:x="6.116cm" svg:y="5.922cm" svg:viewBox="0 0 3811 1006" draw:points="0,1006 3811,1006 3811,0 0,0">
              <text:p/>
            </draw:polygon>
            <draw:polygon draw:style-name="gr3" draw:layer="layout" svg:width="3.81cm" svg:height="1.005cm" svg:x="6.116cm" svg:y="5.922cm" svg:viewBox="0 0 3811 1006" draw:points="0,1006 3811,1006 3811,0 0,0">
              <text:p/>
            </draw:polygon>
          </draw:g>
          <draw:frame draw:style-name="gr11" draw:text-style-name="P1" draw:layer="layout" svg:width="3.81cm" svg:height="1.005cm" svg:x="6.116cm" svg:y="5.922cm">
            <draw:text-box>
              <text:p text:style-name="P1"><text:span text:style-name="T4">SettingsActivity</text:span></text:p>
            </draw:text-box>
          </draw:frame>
        </draw:g>
        <draw:g>
          <draw:g>
            <draw:polygon draw:style-name="gr2" draw:layer="layout" svg:width="3.81cm" svg:height="1.005cm" svg:x="1.635cm" svg:y="7.106cm" svg:viewBox="0 0 3811 1006" draw:points="0,1006 3811,1006 3811,0 0,0">
              <text:p/>
            </draw:polygon>
            <draw:polygon draw:style-name="gr3" draw:layer="layout" svg:width="3.81cm" svg:height="1.005cm" svg:x="1.635cm" svg:y="7.106cm" svg:viewBox="0 0 3811 1006" draw:points="0,1006 3811,1006 3811,0 0,0">
              <text:p/>
            </draw:polygon>
          </draw:g>
          <draw:frame draw:style-name="gr11" draw:text-style-name="P1" draw:layer="layout" svg:width="3.81cm" svg:height="1.005cm" svg:x="1.635cm" svg:y="7.106cm">
            <draw:text-box>
              <text:p text:style-name="P1"><text:span text:style-name="T4">ViewRecipeActivity</text:span></text:p>
            </draw:text-box>
          </draw:frame>
        </draw:g>
        <draw:g>
          <draw:g>
            <draw:polygon draw:style-name="gr2" draw:layer="layout" svg:width="3.81cm" svg:height="1.005cm" svg:x="1.618cm" svg:y="2.524cm" svg:viewBox="0 0 3811 1006" draw:points="0,1006 3811,1006 3811,0 0,0">
              <text:p/>
            </draw:polygon>
            <draw:polygon draw:style-name="gr3" draw:layer="layout" svg:width="3.81cm" svg:height="1.005cm" svg:x="1.618cm" svg:y="2.524cm" svg:viewBox="0 0 3811 1006" draw:points="0,1006 3811,1006 3811,0 0,0">
              <text:p/>
            </draw:polygon>
          </draw:g>
          <draw:frame draw:style-name="gr11" draw:text-style-name="P1" draw:layer="layout" svg:width="3.81cm" svg:height="1.005cm" svg:x="1.618cm" svg:y="2.524cm">
            <draw:text-box>
              <text:p text:style-name="P1"><text:span text:style-name="T4">AddFoodActivity</text:span></text:p>
            </draw:text-box>
          </draw:frame>
        </draw:g>
        <draw:g>
          <draw:g>
            <draw:polygon draw:style-name="gr2" draw:layer="layout" svg:width="3.81cm" svg:height="1.005cm" svg:x="1.617cm" svg:y="3.653cm" svg:viewBox="0 0 3811 1006" draw:points="0,1006 3811,1006 3811,0 0,0">
              <text:p/>
            </draw:polygon>
            <draw:polygon draw:style-name="gr3" draw:layer="layout" svg:width="3.81cm" svg:height="1.005cm" svg:x="1.617cm" svg:y="3.653cm" svg:viewBox="0 0 3811 1006" draw:points="0,1006 3811,1006 3811,0 0,0">
              <text:p/>
            </draw:polygon>
          </draw:g>
          <draw:frame draw:style-name="gr12" draw:text-style-name="P1" draw:layer="layout" svg:width="3.81cm" svg:height="1.004cm" svg:x="1.617cm" svg:y="3.653cm">
            <draw:text-box>
              <text:p text:style-name="P1"><text:span text:style-name="T4">AllRecipesActivity</text:span></text:p>
            </draw:text-box>
          </draw:frame>
        </draw:g>
        <draw:g>
          <draw:g>
            <draw:polygon draw:style-name="gr2" draw:layer="layout" svg:width="3.81cm" svg:height="1.005cm" svg:x="6.107cm" svg:y="3.662cm" svg:viewBox="0 0 3811 1006" draw:points="0,1006 3811,1006 3811,0 0,0">
              <text:p/>
            </draw:polygon>
            <draw:polygon draw:style-name="gr3" draw:layer="layout" svg:width="3.81cm" svg:height="1.005cm" svg:x="6.107cm" svg:y="3.662cm" svg:viewBox="0 0 3811 1006" draw:points="0,1006 3811,1006 3811,0 0,0">
              <text:p/>
            </draw:polygon>
          </draw:g>
          <draw:frame draw:style-name="gr11" draw:text-style-name="P1" draw:layer="layout" svg:width="3.81cm" svg:height="1.005cm" svg:x="6.107cm" svg:y="3.662cm">
            <draw:text-box>
              <text:p text:style-name="P1"><text:span text:style-name="T4">FoodInventoryActivity</text:span></text:p>
            </draw:text-box>
          </draw:frame>
        </draw:g>
        <draw:g xml:id="id1" draw:id="id1">
          <draw:g>
            <draw:polygon draw:style-name="gr2" draw:layer="layout" svg:width="8.89cm" svg:height="5.714cm" svg:x="1.31cm" svg:y="8.493cm" svg:viewBox="0 0 8891 5715" draw:points="0,5715 8891,5715 8891,0 0,0">
              <text:p/>
            </draw:polygon>
            <draw:polygon draw:style-name="gr3" draw:layer="layout" svg:width="8.89cm" svg:height="5.714cm" svg:x="1.31cm" svg:y="8.493cm" svg:viewBox="0 0 8891 5715" draw:points="0,5715 8891,5715 8891,0 0,0">
              <text:p/>
            </draw:polygon>
          </draw:g>
        </draw:g>
        <draw:frame draw:style-name="gr8" draw:layer="layout" svg:width="4.286cm" svg:height="1.588cm" svg:x="0.929cm" svg:y="8.302cm">
          <draw:text-box>
            <text:p text:style-name="P1"><text:span text:style-name="T5">Core (Classes)</text:span></text:p>
          </draw:text-box>
        </draw:frame>
        <draw:g>
          <draw:g>
            <draw:polygon draw:style-name="gr2" draw:layer="layout" svg:width="3.801cm" svg:height="0.988cm" svg:x="1.617cm" svg:y="9.73cm" svg:viewBox="0 0 3802 989" draw:points="0,989 3802,989 3802,0 0,0">
              <text:p/>
            </draw:polygon>
            <draw:polygon draw:style-name="gr3" draw:layer="layout" svg:width="3.801cm" svg:height="0.988cm" svg:x="1.617cm" svg:y="9.73cm" svg:viewBox="0 0 3802 989" draw:points="0,989 3802,989 3802,0 0,0">
              <text:p/>
            </draw:polygon>
          </draw:g>
          <draw:frame draw:style-name="gr13" draw:text-style-name="P1" draw:layer="layout" svg:width="3.801cm" svg:height="0.988cm" svg:x="1.617cm" svg:y="9.73cm">
            <draw:text-box>
              <text:p text:style-name="P1"><text:span text:style-name="T4">Food</text:span></text:p>
            </draw:text-box>
          </draw:frame>
        </draw:g>
        <draw:g>
          <draw:g>
            <draw:polygon draw:style-name="gr2" draw:layer="layout" svg:width="3.801cm" svg:height="0.988cm" svg:x="6.144cm" svg:y="9.73cm" svg:viewBox="0 0 3802 989" draw:points="0,989 3802,989 3802,0 0,0">
              <text:p/>
            </draw:polygon>
            <draw:polygon draw:style-name="gr3" draw:layer="layout" svg:width="3.801cm" svg:height="0.988cm" svg:x="6.144cm" svg:y="9.73cm" svg:viewBox="0 0 3802 989" draw:points="0,989 3802,989 3802,0 0,0">
              <text:p/>
            </draw:polygon>
          </draw:g>
          <draw:frame draw:style-name="gr13" draw:text-style-name="P1" draw:layer="layout" svg:width="3.801cm" svg:height="0.988cm" svg:x="6.144cm" svg:y="9.73cm">
            <draw:text-box>
              <text:p text:style-name="P1"><text:span text:style-name="T4">FoodInventory</text:span></text:p>
            </draw:text-box>
          </draw:frame>
        </draw:g>
        <draw:g>
          <draw:g>
            <draw:polygon draw:style-name="gr2" draw:layer="layout" svg:width="3.801cm" svg:height="0.988cm" svg:x="1.618cm" svg:y="10.872cm" svg:viewBox="0 0 3802 989" draw:points="0,989 3802,989 3802,0 0,0">
              <text:p/>
            </draw:polygon>
            <draw:polygon draw:style-name="gr3" draw:layer="layout" svg:width="3.801cm" svg:height="0.988cm" svg:x="1.618cm" svg:y="10.872cm" svg:viewBox="0 0 3802 989" draw:points="0,989 3802,989 3802,0 0,0">
              <text:p/>
            </draw:polygon>
          </draw:g>
          <draw:frame draw:style-name="gr13" draw:text-style-name="P1" draw:layer="layout" svg:width="3.801cm" svg:height="0.988cm" svg:x="1.618cm" svg:y="10.872cm">
            <draw:text-box>
              <text:p text:style-name="P1"><text:span text:style-name="T4">Ingredient</text:span></text:p>
            </draw:text-box>
          </draw:frame>
        </draw:g>
        <draw:g>
          <draw:g>
            <draw:polygon draw:style-name="gr2" draw:layer="layout" svg:width="3.801cm" svg:height="0.988cm" svg:x="6.144cm" svg:y="10.872cm" svg:viewBox="0 0 3802 989" draw:points="0,989 3802,989 3802,0 0,0">
              <text:p/>
            </draw:polygon>
            <draw:polygon draw:style-name="gr3" draw:layer="layout" svg:width="3.801cm" svg:height="0.988cm" svg:x="6.144cm" svg:y="10.872cm" svg:viewBox="0 0 3802 989" draw:points="0,989 3802,989 3802,0 0,0">
              <text:p/>
            </draw:polygon>
          </draw:g>
          <draw:frame draw:style-name="gr13" draw:text-style-name="P1" draw:layer="layout" svg:width="3.801cm" svg:height="0.988cm" svg:x="6.144cm" svg:y="10.872cm">
            <draw:text-box>
              <text:p text:style-name="P1"><text:span text:style-name="T4">Measurement</text:span></text:p>
            </draw:text-box>
          </draw:frame>
        </draw:g>
        <draw:g>
          <draw:g>
            <draw:polygon draw:style-name="gr2" draw:layer="layout" svg:width="3.801cm" svg:height="0.988cm" svg:x="1.623cm" svg:y="11.981cm" svg:viewBox="0 0 3802 989" draw:points="0,989 3802,989 3802,0 0,0">
              <text:p/>
            </draw:polygon>
            <draw:polygon draw:style-name="gr3" draw:layer="layout" svg:width="3.801cm" svg:height="0.988cm" svg:x="1.623cm" svg:y="11.981cm" svg:viewBox="0 0 3802 989" draw:points="0,989 3802,989 3802,0 0,0">
              <text:p/>
            </draw:polygon>
          </draw:g>
          <draw:frame draw:style-name="gr13" draw:text-style-name="P1" draw:layer="layout" svg:width="3.801cm" svg:height="0.988cm" svg:x="1.623cm" svg:y="11.981cm">
            <draw:text-box>
              <text:p text:style-name="P1"><text:span text:style-name="T4">Recipe</text:span></text:p>
            </draw:text-box>
          </draw:frame>
        </draw:g>
        <draw:g>
          <draw:g>
            <draw:polygon draw:style-name="gr2" draw:layer="layout" svg:width="3.801cm" svg:height="0.988cm" svg:x="6.117cm" svg:y="11.983cm" svg:viewBox="0 0 3802 989" draw:points="0,989 3802,989 3802,0 0,0">
              <text:p/>
            </draw:polygon>
            <draw:polygon draw:style-name="gr3" draw:layer="layout" svg:width="3.801cm" svg:height="0.988cm" svg:x="6.117cm" svg:y="11.983cm" svg:viewBox="0 0 3802 989" draw:points="0,989 3802,989 3802,0 0,0">
              <text:p/>
            </draw:polygon>
          </draw:g>
          <draw:frame draw:style-name="gr13" draw:text-style-name="P1" draw:layer="layout" svg:width="3.801cm" svg:height="0.988cm" svg:x="6.117cm" svg:y="11.983cm">
            <draw:text-box>
              <text:p text:style-name="P1"><text:span text:style-name="T4">Suggestor</text:span></text:p>
            </draw:text-box>
          </draw:frame>
        </draw:g>
        <draw:g>
          <draw:g>
            <draw:polygon draw:style-name="gr2" draw:layer="layout" svg:width="3.801cm" svg:height="0.988cm" svg:x="1.628cm" svg:y="13.09cm" svg:viewBox="0 0 3802 989" draw:points="0,989 3802,989 3802,0 0,0">
              <text:p/>
            </draw:polygon>
            <draw:polygon draw:style-name="gr3" draw:layer="layout" svg:width="3.801cm" svg:height="0.988cm" svg:x="1.628cm" svg:y="13.09cm" svg:viewBox="0 0 3802 989" draw:points="0,989 3802,989 3802,0 0,0">
              <text:p/>
            </draw:polygon>
          </draw:g>
          <draw:frame draw:style-name="gr13" draw:text-style-name="P1" draw:layer="layout" svg:width="3.801cm" svg:height="0.988cm" svg:x="1.628cm" svg:y="13.09cm">
            <draw:text-box>
              <text:p text:style-name="P1"><text:span text:style-name="T4">User</text:span></text:p>
            </draw:text-box>
          </draw:frame>
        </draw:g>
        <draw:g>
          <draw:g>
            <draw:polygon draw:style-name="gr2" draw:layer="layout" svg:width="3.801cm" svg:height="0.988cm" svg:x="6.122cm" svg:y="13.092cm" svg:viewBox="0 0 3802 989" draw:points="0,989 3802,989 3802,0 0,0">
              <text:p/>
            </draw:polygon>
            <draw:polygon draw:style-name="gr3" draw:layer="layout" svg:width="3.801cm" svg:height="0.988cm" svg:x="6.122cm" svg:y="13.092cm" svg:viewBox="0 0 3802 989" draw:points="0,989 3802,989 3802,0 0,0">
              <text:p/>
            </draw:polygon>
          </draw:g>
          <draw:frame draw:style-name="gr13" draw:text-style-name="P1" draw:layer="layout" svg:width="3.801cm" svg:height="0.988cm" svg:x="6.122cm" svg:y="13.092cm">
            <draw:text-box>
              <text:p text:style-name="P1"><text:span text:style-name="T4">UserManager</text:span></text:p>
            </draw:text-box>
          </draw:frame>
        </draw:g>
        <draw:g xml:id="id6" draw:id="id6">
          <draw:g>
            <draw:polygon draw:style-name="gr2" draw:layer="layout" svg:width="8.89cm" svg:height="5.714cm" svg:x="1.31cm" svg:y="14.399cm" svg:viewBox="0 0 8891 5715" draw:points="0,5715 8891,5715 8891,0 0,0">
              <text:p/>
            </draw:polygon>
            <draw:polygon draw:style-name="gr3" draw:layer="layout" svg:width="8.89cm" svg:height="5.714cm" svg:x="1.31cm" svg:y="14.399cm" svg:viewBox="0 0 8891 5715" draw:points="0,5715 8891,5715 8891,0 0,0">
              <text:p/>
            </draw:polygon>
          </draw:g>
        </draw:g>
        <draw:frame draw:style-name="gr8" draw:layer="layout" svg:width="4.286cm" svg:height="1.588cm" svg:x="0.929cm" svg:y="14.108cm">
          <draw:text-box>
            <text:p text:style-name="P1"><text:span text:style-name="T5">Helpers (Utils)</text:span></text:p>
          </draw:text-box>
        </draw:frame>
        <draw:g>
          <draw:g>
            <draw:polygon draw:style-name="gr2" draw:layer="layout" svg:width="3.801cm" svg:height="0.988cm" svg:x="1.572cm" svg:y="15.351cm" svg:viewBox="0 0 3802 989" draw:points="0,989 3802,989 3802,0 0,0">
              <text:p/>
            </draw:polygon>
            <draw:polygon draw:style-name="gr3" draw:layer="layout" svg:width="3.801cm" svg:height="0.988cm" svg:x="1.572cm" svg:y="15.351cm" svg:viewBox="0 0 3802 989" draw:points="0,989 3802,989 3802,0 0,0">
              <text:p/>
            </draw:polygon>
          </draw:g>
          <draw:frame draw:style-name="gr13" draw:text-style-name="P1" draw:layer="layout" svg:width="3.801cm" svg:height="0.988cm" svg:x="1.572cm" svg:y="15.351cm">
            <draw:text-box>
              <text:p text:style-name="P1"><text:span text:style-name="T4">CustomOnItemSelectedListener</text:span></text:p>
            </draw:text-box>
          </draw:frame>
        </draw:g>
        <draw:g>
          <draw:g>
            <draw:polygon draw:style-name="gr2" draw:layer="layout" svg:width="3.801cm" svg:height="0.988cm" svg:x="6.017cm" svg:y="15.351cm" svg:viewBox="0 0 3802 989" draw:points="0,989 3802,989 3802,0 0,0">
              <text:p/>
            </draw:polygon>
            <draw:polygon draw:style-name="gr3" draw:layer="layout" svg:width="3.801cm" svg:height="0.988cm" svg:x="6.017cm" svg:y="15.351cm" svg:viewBox="0 0 3802 989" draw:points="0,989 3802,989 3802,0 0,0">
              <text:p/>
            </draw:polygon>
          </draw:g>
          <draw:frame draw:style-name="gr13" draw:text-style-name="P1" draw:layer="layout" svg:width="3.801cm" svg:height="0.988cm" svg:x="6.017cm" svg:y="15.351cm">
            <draw:text-box>
              <text:p text:style-name="P1"><text:span text:style-name="T4">FormatScannedStringUtil</text:span></text:p>
            </draw:text-box>
          </draw:frame>
        </draw:g>
        <draw:g>
          <draw:g>
            <draw:polygon draw:style-name="gr2" draw:layer="layout" svg:width="3.801cm" svg:height="0.988cm" svg:x="1.564cm" svg:y="16.521cm" svg:viewBox="0 0 3802 989" draw:points="0,989 3802,989 3802,0 0,0">
              <text:p/>
            </draw:polygon>
            <draw:polygon draw:style-name="gr3" draw:layer="layout" svg:width="3.801cm" svg:height="0.988cm" svg:x="1.564cm" svg:y="16.521cm" svg:viewBox="0 0 3802 989" draw:points="0,989 3802,989 3802,0 0,0">
              <text:p/>
            </draw:polygon>
          </draw:g>
          <draw:frame draw:style-name="gr13" draw:text-style-name="P1" draw:layer="layout" svg:width="3.801cm" svg:height="0.988cm" svg:x="1.564cm" svg:y="16.521cm">
            <draw:text-box>
              <text:p text:style-name="P1"><text:span text:style-name="T4">PasswordHash</text:span></text:p>
            </draw:text-box>
          </draw:frame>
        </draw:g>
        <draw:g>
          <draw:g>
            <draw:polygon draw:style-name="gr2" draw:layer="layout" svg:width="3.801cm" svg:height="0.988cm" svg:x="6.017cm" svg:y="16.494cm" svg:viewBox="0 0 3802 989" draw:points="0,989 3802,989 3802,0 0,0">
              <text:p/>
            </draw:polygon>
            <draw:polygon draw:style-name="gr3" draw:layer="layout" svg:width="3.801cm" svg:height="0.988cm" svg:x="6.017cm" svg:y="16.494cm" svg:viewBox="0 0 3802 989" draw:points="0,989 3802,989 3802,0 0,0">
              <text:p/>
            </draw:polygon>
          </draw:g>
          <draw:frame draw:style-name="gr13" draw:text-style-name="P1" draw:layer="layout" svg:width="3.801cm" svg:height="0.988cm" svg:x="6.017cm" svg:y="16.494cm">
            <draw:text-box>
              <text:p text:style-name="P1"><text:span text:style-name="T4">PocketChefConstants</text:span></text:p>
            </draw:text-box>
          </draw:frame>
        </draw:g>
        <draw:g>
          <draw:g>
            <draw:polygon draw:style-name="gr2" draw:layer="layout" svg:width="3.801cm" svg:height="0.988cm" svg:x="1.568cm" svg:y="17.726cm" svg:viewBox="0 0 3802 989" draw:points="0,989 3802,989 3802,0 0,0">
              <text:p/>
            </draw:polygon>
            <draw:polygon draw:style-name="gr3" draw:layer="layout" svg:width="3.801cm" svg:height="0.988cm" svg:x="1.568cm" svg:y="17.726cm" svg:viewBox="0 0 3802 989" draw:points="0,989 3802,989 3802,0 0,0">
              <text:p/>
            </draw:polygon>
          </draw:g>
          <draw:frame draw:style-name="gr13" draw:text-style-name="P1" draw:layer="layout" svg:width="3.801cm" svg:height="0.988cm" svg:x="1.568cm" svg:y="17.726cm">
            <draw:text-box>
              <text:p text:style-name="P1"><text:span text:style-name="T4">ScannerUPC</text:span></text:p>
            </draw:text-box>
          </draw:frame>
        </draw:g>
        <draw:g>
          <draw:g>
            <draw:polygon draw:style-name="gr2" draw:layer="layout" svg:width="3.801cm" svg:height="0.988cm" svg:x="6.017cm" svg:y="17.664cm" svg:viewBox="0 0 3802 989" draw:points="0,989 3802,989 3802,0 0,0">
              <text:p/>
            </draw:polygon>
            <draw:polygon draw:style-name="gr3" draw:layer="layout" svg:width="3.801cm" svg:height="0.988cm" svg:x="6.017cm" svg:y="17.664cm" svg:viewBox="0 0 3802 989" draw:points="0,989 3802,989 3802,0 0,0">
              <text:p/>
            </draw:polygon>
          </draw:g>
          <draw:frame draw:style-name="gr13" draw:text-style-name="P1" draw:layer="layout" svg:width="3.801cm" svg:height="0.988cm" svg:x="6.017cm" svg:y="17.664cm">
            <draw:text-box>
              <text:p text:style-name="P1"><text:span text:style-name="T4">SystemUiHider</text:span></text:p>
            </draw:text-box>
          </draw:frame>
        </draw:g>
        <draw:g>
          <draw:g>
            <draw:polygon draw:style-name="gr2" draw:layer="layout" svg:width="3.801cm" svg:height="0.988cm" svg:x="1.572cm" svg:y="18.934cm" svg:viewBox="0 0 3802 989" draw:points="0,989 3802,989 3802,0 0,0">
              <text:p/>
            </draw:polygon>
            <draw:polygon draw:style-name="gr3" draw:layer="layout" svg:width="3.801cm" svg:height="0.988cm" svg:x="1.572cm" svg:y="18.934cm" svg:viewBox="0 0 3802 989" draw:points="0,989 3802,989 3802,0 0,0">
              <text:p/>
            </draw:polygon>
          </draw:g>
          <draw:frame draw:style-name="gr13" draw:text-style-name="P1" draw:layer="layout" svg:width="3.801cm" svg:height="0.988cm" svg:x="1.572cm" svg:y="18.934cm">
            <draw:text-box>
              <text:p text:style-name="P1"><text:span text:style-name="T4">SystemUiHiderBase</text:span></text:p>
            </draw:text-box>
          </draw:frame>
        </draw:g>
        <draw:g>
          <draw:g>
            <draw:polygon draw:style-name="gr2" draw:layer="layout" svg:width="3.801cm" svg:height="0.988cm" svg:x="6.021cm" svg:y="17.669cm" svg:viewBox="0 0 3802 989" draw:points="0,989 3802,989 3802,0 0,0">
              <text:p/>
            </draw:polygon>
            <draw:polygon draw:style-name="gr3" draw:layer="layout" svg:width="3.801cm" svg:height="0.988cm" svg:x="6.021cm" svg:y="17.669cm" svg:viewBox="0 0 3802 989" draw:points="0,989 3802,989 3802,0 0,0">
              <text:p/>
            </draw:polygon>
          </draw:g>
          <draw:frame draw:style-name="gr13" draw:text-style-name="P1" draw:layer="layout" svg:width="3.801cm" svg:height="0.988cm" svg:x="6.021cm" svg:y="17.669cm">
            <draw:text-box>
              <text:p text:style-name="P1"><text:span text:style-name="T4">SystemUiHider</text:span></text:p>
            </draw:text-box>
          </draw:frame>
        </draw:g>
        <draw:g>
          <draw:g>
            <draw:polygon draw:style-name="gr2" draw:layer="layout" svg:width="3.801cm" svg:height="0.988cm" svg:x="6.025cm" svg:y="18.874cm" svg:viewBox="0 0 3802 989" draw:points="0,989 3802,989 3802,0 0,0">
              <text:p/>
            </draw:polygon>
            <draw:polygon draw:style-name="gr3" draw:layer="layout" svg:width="3.801cm" svg:height="0.988cm" svg:x="6.025cm" svg:y="18.874cm" svg:viewBox="0 0 3802 989" draw:points="0,989 3802,989 3802,0 0,0">
              <text:p/>
            </draw:polygon>
          </draw:g>
          <draw:frame draw:style-name="gr13" draw:text-style-name="P1" draw:layer="layout" svg:width="3.801cm" svg:height="0.988cm" svg:x="6.025cm" svg:y="18.874cm">
            <draw:text-box>
              <text:p text:style-name="P1"><text:span text:style-name="T4">SystemUiHiderHoneycomb</text:span></text:p>
            </draw:text-box>
          </draw:frame>
        </draw:g>
        <draw:g xml:id="id4" draw:id="id4">
          <draw:g>
            <draw:polygon draw:style-name="gr2" draw:layer="layout" svg:width="8.89cm" svg:height="4.507cm" svg:x="1.269cm" svg:y="20.384cm" svg:viewBox="0 0 8891 4508" draw:points="0,4508 8891,4508 8891,0 0,0">
              <text:p/>
            </draw:polygon>
            <draw:polygon draw:style-name="gr3" draw:layer="layout" svg:width="8.89cm" svg:height="4.507cm" svg:x="1.269cm" svg:y="20.384cm" svg:viewBox="0 0 8891 4508" draw:points="0,4508 8891,4508 8891,0 0,0">
              <text:p/>
            </draw:polygon>
          </draw:g>
        </draw:g>
        <draw:frame draw:style-name="gr8" draw:layer="layout" svg:width="5.842cm" svg:height="1.588cm" svg:x="1.397cm" svg:y="20.093cm">
          <draw:text-box>
            <text:p text:style-name="P1"><text:span text:style-name="T5">Communications (Database)</text:span></text:p>
          </draw:text-box>
        </draw:frame>
        <draw:g>
          <draw:g>
            <draw:polygon draw:style-name="gr2" draw:layer="layout" svg:width="3.801cm" svg:height="0.988cm" svg:x="1.531cm" svg:y="21.336cm" svg:viewBox="0 0 3802 989" draw:points="0,989 3802,989 3802,0 0,0">
              <text:p/>
            </draw:polygon>
            <draw:polygon draw:style-name="gr3" draw:layer="layout" svg:width="3.801cm" svg:height="0.988cm" svg:x="1.531cm" svg:y="21.336cm" svg:viewBox="0 0 3802 989" draw:points="0,989 3802,989 3802,0 0,0">
              <text:p/>
            </draw:polygon>
          </draw:g>
          <draw:frame draw:style-name="gr13" draw:text-style-name="P1" draw:layer="layout" svg:width="3.801cm" svg:height="0.988cm" svg:x="1.531cm" svg:y="21.336cm">
            <draw:text-box>
              <text:p text:style-name="P1"><text:span text:style-name="T4">DataAccess</text:span></text:p>
            </draw:text-box>
          </draw:frame>
        </draw:g>
        <draw:g>
          <draw:g>
            <draw:polygon draw:style-name="gr2" draw:layer="layout" svg:width="3.801cm" svg:height="0.988cm" svg:x="5.976cm" svg:y="21.336cm" svg:viewBox="0 0 3802 989" draw:points="0,989 3802,989 3802,0 0,0">
              <text:p/>
            </draw:polygon>
            <draw:polygon draw:style-name="gr3" draw:layer="layout" svg:width="3.801cm" svg:height="0.988cm" svg:x="5.976cm" svg:y="21.336cm" svg:viewBox="0 0 3802 989" draw:points="0,989 3802,989 3802,0 0,0">
              <text:p/>
            </draw:polygon>
          </draw:g>
          <draw:frame draw:style-name="gr13" draw:text-style-name="P1" draw:layer="layout" svg:width="3.801cm" svg:height="0.988cm" svg:x="5.976cm" svg:y="21.336cm">
            <draw:text-box>
              <text:p text:style-name="P1"><text:span text:style-name="T4">FoodDAL</text:span></text:p>
            </draw:text-box>
          </draw:frame>
        </draw:g>
        <draw:g>
          <draw:g>
            <draw:polygon draw:style-name="gr2" draw:layer="layout" svg:width="3.801cm" svg:height="0.988cm" svg:x="1.523cm" svg:y="22.506cm" svg:viewBox="0 0 3802 989" draw:points="0,989 3802,989 3802,0 0,0">
              <text:p/>
            </draw:polygon>
            <draw:polygon draw:style-name="gr3" draw:layer="layout" svg:width="3.801cm" svg:height="0.988cm" svg:x="1.523cm" svg:y="22.506cm" svg:viewBox="0 0 3802 989" draw:points="0,989 3802,989 3802,0 0,0">
              <text:p/>
            </draw:polygon>
          </draw:g>
          <draw:frame draw:style-name="gr13" draw:text-style-name="P1" draw:layer="layout" svg:width="3.801cm" svg:height="0.988cm" svg:x="1.523cm" svg:y="22.506cm">
            <draw:text-box>
              <text:p text:style-name="P1"><text:span text:style-name="T4">FoodInventoryDAL</text:span></text:p>
            </draw:text-box>
          </draw:frame>
        </draw:g>
        <draw:g>
          <draw:g>
            <draw:polygon draw:style-name="gr2" draw:layer="layout" svg:width="3.801cm" svg:height="0.988cm" svg:x="5.976cm" svg:y="22.479cm" svg:viewBox="0 0 3802 989" draw:points="0,989 3802,989 3802,0 0,0">
              <text:p/>
            </draw:polygon>
            <draw:polygon draw:style-name="gr3" draw:layer="layout" svg:width="3.801cm" svg:height="0.988cm" svg:x="5.976cm" svg:y="22.479cm" svg:viewBox="0 0 3802 989" draw:points="0,989 3802,989 3802,0 0,0">
              <text:p/>
            </draw:polygon>
          </draw:g>
          <draw:frame draw:style-name="gr13" draw:text-style-name="P1" draw:layer="layout" svg:width="3.801cm" svg:height="0.988cm" svg:x="5.976cm" svg:y="22.479cm">
            <draw:text-box>
              <text:p text:style-name="P1"><text:span text:style-name="T4">IngredientDAL</text:span></text:p>
            </draw:text-box>
          </draw:frame>
        </draw:g>
        <draw:g>
          <draw:g>
            <draw:polygon draw:style-name="gr2" draw:layer="layout" svg:width="3.801cm" svg:height="0.988cm" svg:x="1.527cm" svg:y="23.711cm" svg:viewBox="0 0 3802 989" draw:points="0,989 3802,989 3802,0 0,0">
              <text:p/>
            </draw:polygon>
            <draw:polygon draw:style-name="gr3" draw:layer="layout" svg:width="3.801cm" svg:height="0.988cm" svg:x="1.527cm" svg:y="23.711cm" svg:viewBox="0 0 3802 989" draw:points="0,989 3802,989 3802,0 0,0">
              <text:p/>
            </draw:polygon>
          </draw:g>
          <draw:frame draw:style-name="gr13" draw:text-style-name="P1" draw:layer="layout" svg:width="3.801cm" svg:height="0.988cm" svg:x="1.527cm" svg:y="23.711cm">
            <draw:text-box>
              <text:p text:style-name="P1"><text:span text:style-name="T4">RecipeDAL</text:span></text:p>
            </draw:text-box>
          </draw:frame>
        </draw:g>
        <draw:g>
          <draw:g>
            <draw:polygon draw:style-name="gr2" draw:layer="layout" svg:width="3.801cm" svg:height="0.988cm" svg:x="5.976cm" svg:y="23.649cm" svg:viewBox="0 0 3802 989" draw:points="0,989 3802,989 3802,0 0,0">
              <text:p/>
            </draw:polygon>
            <draw:polygon draw:style-name="gr3" draw:layer="layout" svg:width="3.801cm" svg:height="0.988cm" svg:x="5.976cm" svg:y="23.649cm" svg:viewBox="0 0 3802 989" draw:points="0,989 3802,989 3802,0 0,0">
              <text:p/>
            </draw:polygon>
          </draw:g>
          <draw:frame draw:style-name="gr13" draw:text-style-name="P1" draw:layer="layout" svg:width="3.801cm" svg:height="0.988cm" svg:x="5.976cm" svg:y="23.649cm">
            <draw:text-box>
              <text:p text:style-name="P1"><text:span text:style-name="T4">SystemUiHider</text:span></text:p>
            </draw:text-box>
          </draw:frame>
        </draw:g>
        <draw:g>
          <draw:g>
            <draw:polygon draw:style-name="gr2" draw:layer="layout" svg:width="3.801cm" svg:height="0.988cm" svg:x="5.98cm" svg:y="23.654cm" svg:viewBox="0 0 3802 989" draw:points="0,989 3802,989 3802,0 0,0">
              <text:p/>
            </draw:polygon>
            <draw:polygon draw:style-name="gr3" draw:layer="layout" svg:width="3.801cm" svg:height="0.988cm" svg:x="5.98cm" svg:y="23.654cm" svg:viewBox="0 0 3802 989" draw:points="0,989 3802,989 3802,0 0,0">
              <text:p/>
            </draw:polygon>
          </draw:g>
          <draw:frame draw:style-name="gr13" draw:text-style-name="P1" draw:layer="layout" svg:width="3.801cm" svg:height="0.988cm" svg:x="5.98cm" svg:y="23.654cm">
            <draw:text-box>
              <text:p text:style-name="P1"><text:span text:style-name="T4">UserDAL</text:span></text:p>
            </draw:text-box>
          </draw:frame>
        </draw:g>
        <draw:line draw:style-name="gr14" draw:text-style-name="P3" draw:layer="layout" svg:x1="10.16cm" svg:y1="22.86cm" svg:x2="19.812cm" svg:y2="22.86cm">
          <text:p text:style-name="P3">JDBC</text:p>
        </draw:line>
        <draw:line draw:style-name="gr15" draw:text-style-name="P3" draw:layer="layout" svg:x1="19.812cm" svg:y1="22.86cm" svg:x2="19.812cm" svg:y2="17.272cm">
          <text:p/>
        </draw:line>
        <draw:connector draw:style-name="gr16" draw:text-style-name="P3" draw:layer="layout" draw:line-skew="0.725cm" svg:x1="10.201cm" svg:y1="11.35cm" svg:x2="10.201cm" svg:y2="4.746cm" draw:start-shape="id1" draw:end-shape="id2" draw:end-glue-point="1" svg:d="M10201 11350h1229v-6604h-1229" svg:viewBox="0 0 1230 6605">
          <text:p/>
        </draw:connector>
        <draw:connector draw:style-name="gr17" draw:text-style-name="P3" xml:id="id5" draw:id="id5" draw:layer="layout" svg:x1="11.43cm" svg:y1="13.208cm" svg:x2="10.16cm" svg:y2="22.638cm" draw:start-shape="id3" draw:start-glue-point="1" draw:end-shape="id4" draw:end-glue-point="1" svg:d="M11430 13208v9430h-1270" svg:viewBox="0 0 1271 9431">
          <text:p/>
        </draw:connector>
        <draw:connector draw:style-name="gr18" draw:text-style-name="P3" draw:layer="layout" svg:x1="11.43cm" svg:y1="22.638cm" svg:x2="11.43cm" svg:y2="22.638cm" draw:start-shape="id5" draw:start-glue-point="2" draw:end-shape="id5" draw:end-glue-point="2" svg:d="M11430 22638z" svg:viewBox="0 0 1 1">
          <text:p/>
        </draw:connector>
        <draw:line draw:style-name="gr19" draw:text-style-name="P3" xml:id="id3" draw:id="id3" draw:layer="layout" svg:x1="11.43cm" svg:y1="13.208cm" svg:x2="10.16cm" svg:y2="13.208cm">
          <text:p/>
        </draw:line>
        <draw:connector draw:style-name="gr20" draw:text-style-name="P3" draw:layer="layout" svg:x1="10.201cm" svg:y1="17.256cm" svg:x2="11.938cm" svg:y2="5.334cm" draw:start-shape="id6" draw:start-glue-point="1" draw:end-shape="id7" draw:end-glue-point="1" svg:d="M10201 17256h1737v-11922" svg:viewBox="0 0 1738 11923">
          <text:p/>
        </draw:connector>
        <draw:line draw:style-name="gr21" draw:text-style-name="P3" xml:id="id7" draw:id="id7" draw:layer="layout" svg:x1="11.938cm" svg:y1="5.334cm" svg:x2="10.16cm" svg:y2="5.334cm">
          <text:p/>
        </draw:line>
        <draw:line draw:style-name="gr21" draw:text-style-name="P3" draw:layer="layout" svg:x1="11.938cm" svg:y1="11.811cm" svg:x2="10.16cm" svg:y2="11.8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1.9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16T20:53:58.282000000</dc:date>
    <meta:document-statistic meta:object-count="255"/>
    <meta:generator>LibreOffice/4.2.2.1$Windows_x86 LibreOffice_project/3be8cda0bddd8e430d8cda1ebfd581265cca5a0f</meta:generator>
  </office:meta>
</office:document-meta>
</file>